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text-properties fo:font-weight="bold" officeooo:paragraph-rsid="0014f246" style:font-weight-asian="bold"/>
    </style:style>
    <style:style style:name="P3" style:family="paragraph" style:parent-style-name="Normal">
      <style:text-properties officeooo:paragraph-rsid="0014f246"/>
    </style:style>
    <style:style style:name="P4" style:family="paragraph" style:parent-style-name="Normal" style:master-page-name="MP0">
      <style:paragraph-properties style:page-number="auto" fo:break-before="page"/>
      <style:text-properties fo:font-size="14pt" fo:font-weight="bold" style:font-size-asian="14pt" style:font-weight-asian="bold" style:font-size-complex="14pt"/>
    </style:style>
    <style:style style:name="P5" style:family="paragraph" style:parent-style-name="Normal" style:list-style-name="L1"/>
    <style:style style:name="P6" style:family="paragraph" style:parent-style-name="Normal" style:list-style-name="L1">
      <style:text-properties officeooo:paragraph-rsid="0014f246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officeooo:rsid="0014f246" style:text-underline-mode="continuous" style:text-overline-mode="continuous" style:text-line-through-mode="continuous"/>
    </style:style>
    <style:style style:name="T3" style:family="text">
      <style:text-properties fo:font-weight="bold" style:font-weight-asian="bold"/>
    </style:style>
    <style:style style:name="T4" style:family="text">
      <style:text-properties fo:language="fr" fo:country="CA" fo:font-style="italic" style:font-style-asian="italic" style:font-style-complex="italic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1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1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1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1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1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1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 3 questions nécessaires à la codification de la PCS 2020 : </text:p>
      <text:p text:style-name="Normal"/>
      <text:p text:style-name="Normal"><text:span text:style-name="Police_20_par_20_défaut"><text:span text:style-name="T1">1 PROFESSION : </text:span></text:span><text:span text:style-name="Police_20_par_20_défaut"><text:span text:style-name="T3">Quelle est votre profession ? </text:span></text:span></text:p>
      <text:p text:style-name="P1"/>
      <text:p text:style-name="Normal"><text:span text:style-name="Police_20_par_20_défaut"><text:span text:style-name="T1">2 STATUT</text:span></text:span> : <text:span text:style-name="Police_20_par_20_défaut"><text:span text:style-name="T3">Êtes-vous ? : </text:span></text:span></text:p>
      <text:list xml:id="list2674796558" text:style-name="L1">
        <text:list-item>
          <text:list>
            <text:list-item>
              <text:p text:style-name="P5">à votre compte (y compris gérant de société ou chef d’entreprise salarié) <text:s/></text:p>
            </text:list-item>
            <text:list-item>
              <text:p text:style-name="P5">salarié de la fonction publique <text:s/></text:p>
            </text:list-item>
            <text:list-item>
              <text:p text:style-name="P5">salarié d’un autre employeur (entreprise, association, de particulier, etc.) </text:p>
            </text:list-item>
            <text:list-item>
              <text:p text:style-name="P5">non rémunéré, mais travaillez (ou travailliez) avec un membre de votre famille <text:s/></text:p>
            </text:list-item>
          </text:list>
        </text:list-item>
      </text:list>
      <text:p text:style-name="Normal"><text:span text:style-name="Police_20_par_20_défaut"><text:span text:style-name="T4"/></text:span></text:p>
      <text:p text:style-name="Normal"><text:span text:style-name="Police_20_par_20_défaut"><text:span text:style-name="T1">3a POSITION_PRIVE</text:span></text:span> <text:span text:style-name="Police_20_par_20_défaut"><text:span text:style-name="T4">[uniquement posée aux autres salariés : STATUT = 3]</text:span></text:span></text:p>
      <text:p text:style-name="P1">Dans cet emploi êtes-vous ? </text:p>
      <text:list xml:id="list172540705516322" text:continue-numbering="true" text:style-name="L1">
        <text:list-item>
          <text:list>
            <text:list-item>
              <text:p text:style-name="P5"><text:s/>manœuvre, ouvrier spécialisé  </text:p>
            </text:list-item>
            <text:list-item>
              <text:p text:style-name="P5">ouvrier qualifié, technicien d’atelier </text:p>
            </text:list-item>
            <text:list-item>
              <text:p text:style-name="P5">employé de bureau, de commerce, de services  </text:p>
            </text:list-item>
            <text:list-item>
              <text:p text:style-name="P5">agent de maîtrise (y. c. administrative ou commerciale) </text:p>
            </text:list-item>
            <text:list-item>
              <text:p text:style-name="P5">technicien </text:p>
            </text:list-item>
            <text:list-item>
              <text:p text:style-name="P5">ingénieur, cadre d’entreprise </text:p>
            </text:list-item>
            <text:list-item>
              <text:p text:style-name="P5">dans une autre situation  </text:p>
            </text:list-item>
          </text:list>
        </text:list-item>
      </text:list>
      <text:p text:style-name="Normal"/>
      <text:p text:style-name="P3"><text:span text:style-name="Police_20_par_20_défaut"><text:span text:style-name="T1">3b POSITION_PUBLIC</text:span></text:span> <text:span text:style-name="Police_20_par_20_défaut"><text:span text:style-name="T4">[uniquement posée aux salariés de la fonction publique : STATUT = 2]</text:span></text:span></text:p>
      <text:p text:style-name="P2">Dans cet emploi êtes-vous ? </text:p>
      <text:list xml:id="list172540660590331" text:continue-numbering="true" text:style-name="L1">
        <text:list-item>
          <text:list>
            <text:list-item>
              <text:p text:style-name="P6"><text:s/>manœuvre, ouvrier spécialisé  </text:p>
            </text:list-item>
            <text:list-item>
              <text:p text:style-name="P6">ouvrier qualifié, technicien d’atelier </text:p>
            </text:list-item>
            <text:list-item>
              <text:p text:style-name="P6">technicien </text:p>
            </text:list-item>
            <text:list-item>
              <text:p text:style-name="P6">agent de catégorie C de la fonction publique  </text:p>
            </text:list-item>
            <text:list-item>
              <text:p text:style-name="P6">agent de catégorie B de la fonction publique  </text:p>
            </text:list-item>
            <text:list-item>
              <text:p text:style-name="P6">agent de catégorie A de la fonction publique  </text:p>
            </text:list-item>
            <text:list-item>
              <text:p text:style-name="P6">dans une autre situation  </text:p>
            </text:list-item>
          </text:list>
        </text:list-item>
      </text:list>
      <text:p text:style-name="P3"/>
      <text:p text:style-name="P3"/>
      <text:p text:style-name="P3"><text:soft-page-break/><text:span text:style-name="Police_20_par_20_défaut"><text:span text:style-name="T1">3</text:span></text:span><text:span text:style-name="Police_20_par_20_défaut"><text:span text:style-name="T2">c</text:span></text:span><text:span text:style-name="Police_20_par_20_défaut"><text:span text:style-name="T1"> NBSAL</text:span></text:span> <text:span text:style-name="Police_20_par_20_défaut"><text:span text:style-name="T4">[uniquement posée aux travailleurs indépendants : STATUT = 1]</text:span></text:span></text:p>
      <text:p text:style-name="P2">En vous comptant, combien de personnes travaillent dans votre entreprise ?</text:p>
      <text:list xml:id="list172540693124183" text:continue-numbering="true" text:style-name="L1">
        <text:list-item>
          <text:list>
            <text:list-item>
              <text:p text:style-name="P6">une seule personne : vous travaillez seul</text:p>
            </text:list-item>
            <text:list-item>
              <text:p text:style-name="P6">entre 2 et 10 personnes</text:p>
            </text:list-item>
            <text:list-item>
              <text:p text:style-name="P6">entre 11 et 49 personnes</text:p>
            </text:list-item>
            <text:list-item>
              <text:p text:style-name="P6">50 personnes ou plus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/>
    </style:style>
    <style:style style:name="WW_5f_CharLFO1LVL3" style:display-name="WW_CharLFO1LVL3" style:family="text">
      <style:text-properties style:font-name="Times New Roman" fo:font-family="'Times New Roman'" style:font-family-generic="roman" style:font-pitch="variable"/>
    </style:style>
    <style:style style:name="WW_5f_CharLFO1LVL4" style:display-name="WW_CharLFO1LVL4" style:family="text">
      <style:text-properties style:font-name="Times New Roman" fo:font-family="'Times New Roman'" style:font-family-generic="roman" style:font-pitch="variable"/>
    </style:style>
    <style:style style:name="WW_5f_CharLFO1LVL5" style:display-name="WW_CharLFO1LVL5" style:family="text">
      <style:text-properties style:font-name="Times New Roman" fo:font-family="'Times New Roman'" style:font-family-generic="roman" style:font-pitch="variable"/>
    </style:style>
    <style:style style:name="WW_5f_CharLFO1LVL6" style:display-name="WW_CharLFO1LVL6" style:family="text">
      <style:text-properties style:font-name="Times New Roman" fo:font-family="'Times New Roman'" style:font-family-generic="roman" style:font-pitch="variable"/>
    </style:style>
    <style:style style:name="WW_5f_CharLFO1LVL7" style:display-name="WW_CharLFO1LVL7" style:family="text">
      <style:text-properties style:font-name="Times New Roman" fo:font-family="'Times New Roman'" style:font-family-generic="roman" style:font-pitch="variable"/>
    </style:style>
    <style:style style:name="WW_5f_CharLFO1LVL8" style:display-name="WW_CharLFO1LVL8" style:family="text">
      <style:text-properties style:font-name="Times New Roman" fo:font-family="'Times New Roman'" style:font-family-generic="roman" style:font-pitch="variable"/>
    </style:style>
    <style:style style:name="WW_5f_CharLFO1LVL9" style:display-name="WW_CharLFO1LVL9" style:family="text">
      <style:text-properties style:font-name="Times New Roman" fo:font-family="'Times New Roman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dc:title/>
    <dc:description/>
    <dc:subject/>
    <meta:initial-creator>Chardon Olivier</meta:initial-creator>
    <meta:creation-date>2019-08-20T14:48:00Z</meta:creation-date>
    <dc:date>2019-08-20T17:25:39.402000000</dc:date>
    <meta:editing-cycles>3</meta:editing-cycles>
    <meta:editing-duration>PT26M47S</meta:editing-duration>
    <meta:document-statistic meta:table-count="0" meta:image-count="0" meta:object-count="0" meta:page-count="2" meta:paragraph-count="31" meta:word-count="230" meta:character-count="1367" meta:non-whitespace-character-count="1154"/>
    <meta:template xlink:type="simple" xlink:actuate="onRequest" xlink:title="" xlink:href="Normal.dotm"/>
  </office:meta>
</office:document-meta>
</file>